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093e2c" officeooo:paragraph-rsid="00093e2c" style:font-weight-asian="bold" style:font-weight-complex="bold"/>
    </style:style>
    <style:style style:name="P2" style:family="paragraph" style:parent-style-name="Standard">
      <style:text-properties fo:font-weight="bold" officeooo:rsid="00093e2c" officeooo:paragraph-rsid="00093e2c" style:font-weight-asian="bold" style:font-weight-complex="bold"/>
    </style:style>
    <style:style style:name="P3" style:family="paragraph" style:parent-style-name="Text_20_body">
      <style:text-properties officeooo:paragraph-rsid="0009b8da"/>
    </style:style>
    <style:style style:name="P4" style:family="paragraph" style:parent-style-name="Header">
      <style:text-properties officeooo:rsid="000b3109" officeooo:paragraph-rsid="000b3109"/>
    </style:style>
    <style:style style:name="P5" style:family="paragraph" style:parent-style-name="Heading_20_3">
      <style:text-properties fo:font-weight="bold" officeooo:rsid="000b3109" officeooo:paragraph-rsid="000b3109" style:font-weight-asian="bold" style:font-weight-complex="bold"/>
    </style:style>
    <style:style style:name="P6" style:family="paragraph" style:parent-style-name="Text_20_body" style:list-style-name="L1"/>
    <style:style style:name="P7" style:family="paragraph" style:parent-style-name="Text_20_body" style:list-style-name="L1">
      <style:text-properties officeooo:paragraph-rsid="0009b8da"/>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text-properties officeooo:paragraph-rsid="000aa86c"/>
    </style:style>
    <style:style style:name="T1" style:family="text">
      <style:text-properties fo:font-weight="bold" style:font-weight-asian="bold" style:font-weight-complex="bold"/>
    </style:style>
    <style:style style:name="T2" style:family="text">
      <style:text-properties fo:font-weight="bold" officeooo:rsid="000aa86c" style:font-weight-asian="bold" style:font-weight-complex="bold"/>
    </style:style>
    <style:style style:name="T3" style:family="text">
      <style:text-properties officeooo:rsid="000aa86c"/>
    </style:style>
    <style:style style:name="T4" style:family="text">
      <style:text-properties style:font-name="Liberation Serif"/>
    </style:style>
    <style:style style:name="T5" style:family="text">
      <style:text-properties style:font-name="Liberation Serif" officeooo:rsid="000aa86c"/>
    </style:style>
    <style:style style:name="T6" style:family="text">
      <style:text-properties style:text-position="super 58%"/>
    </style:style>
    <style:style style:name="T7" style:family="text">
      <style:text-properties style:text-position="0% 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UNIVERSITY OF RWANDA</text:h>
      <text:h text:style-name="P5" text:outline-level="3">DEPARTMENT OF COMPUTER AND SOFTWARE ENGINEERING</text:h>
      <text:h text:style-name="P5" text:outline-level="3">MODULE: ENVIRONMENTAL IMPACT ASSESSMENT</text:h>
      <text:h text:style-name="P5" text:outline-level="3"/>
      <text:h text:style-name="P5" text:outline-level="3"><text:s text:c="41"/>ASSIGNMENT <text:s text:c="45"/></text:h>
      <text:h text:style-name="P1" text:outline-level="3"><text:line-break/>1. What is Environmental Impact Assessment (EIA), and why is it important in the context of technology development and software engineering projects?</text:h>
      <text:p text:style-name="Text_20_body">Environmental Impact Assessment (EIA) is a formal process that evaluates the potential environmental consequences of proposed projects, plans, or policies before decisions are made to proceed. The EIA process involves identifying, predicting, evaluating, and mitigating the biophysical, social, and other relevant effects of development proposals. This systematic approach ensures that environmental considerations are integrated into the decision-making process, promoting sustainable development <text:a xlink:type="simple" xlink:href="https://www.geeksforgeeks.org/environmental-impact-assessment/" office:target-frame-name="_blank" xlink:show="new" text:style-name="Internet_20_link" text:visited-style-name="Visited_20_Internet_20_Link">[<text:span text:style-name="T3">1</text:span>]</text:a>.</text:p>
      <text:p text:style-name="P3">In the context of technology development and software engineering projects, EIA is particularly important for several reasons:</text:p>
      <text:list text:style-name="L1">
        <text:list-item>
          <text:p text:style-name="P7"><text:span text:style-name="Strong_20_Emphasis">Sustainability</text:span>: As technology projects can have significant ecological footprints, EIA helps ensure that sustainability is a core consideration in project planning and execution. This is crucial for minimizing adverse environmental impacts and promoting responsible resource use <text:a xlink:type="simple" xlink:href="https://www.linkedin.com/advice/0/what-benefits-using-technology-eia-skills-environmental-consulting-cdw6e" office:target-frame-name="_blank" xlink:show="new" text:style-name="Internet_20_link" text:visited-style-name="Visited_20_Internet_20_Link">[2]</text:a>.</text:p>
        </text:list-item>
        <text:list-item>
          <text:p text:style-name="P6"><text:span text:style-name="Strong_20_Emphasis">Regulatory Compliance</text:span>: Many jurisdictions require an EIA for projects that may affect the environment. Conducting an EIA ensures compliance with environmental laws and regulations, which can prevent legal issues and project delays <text:a xlink:type="simple" xlink:href="https://equatorstudios.com/gis-data-and-analysis/environmental-impact-assessments/" office:target-frame-name="_blank" xlink:show="new" text:style-name="Internet_20_link" text:visited-style-name="Visited_20_Internet_20_Link">[1]</text:a>.</text:p>
        </text:list-item>
        <text:list-item>
          <text:p text:style-name="P6"><text:span text:style-name="Strong_20_Emphasis">Stakeholder Engagement</text:span>: The EIA process often involves public participation, allowing stakeholders to voice their concerns and suggestions. This engagement can lead to better project outcomes and increased public trust in technology initiatives <text:a xlink:type="simple" xlink:href="https://www.linkedin.com/advice/0/what-benefits-using-technology-eia-skills-environmental-consulting-cdw6e" office:target-frame-name="_blank" xlink:show="new" text:style-name="Internet_20_link" text:visited-style-name="Visited_20_Internet_20_Link">[2]</text:a>.</text:p>
        </text:list-item>
        <text:list-item>
          <text:p text:style-name="P6"><text:span text:style-name="Strong_20_Emphasis">Risk Management</text:span>: By identifying potential environmental risks early in the project lifecycle, EIA enables developers to implement mitigation strategies. This proactive approach can reduce the likelihood of costly environmental damage and enhance project viability <text:a xlink:type="simple" xlink:href="https://equatorstudios.com/gis-data-and-analysis/environmental-impact-assessments/" office:target-frame-name="_blank" xlink:show="new" text:style-name="Internet_20_link" text:visited-style-name="Visited_20_Internet_20_Link">[1]</text:a>.</text:p>
        </text:list-item>
        <text:list-item>
          <text:p text:style-name="P6"><text:span text:style-name="Strong_20_Emphasis">Enhanced Decision-Making</text:span>: EIA provides a structured framework for evaluating the environmental implications of technology projects. This information supports informed decision-making, ensuring that environmental considerations are factored into project planning and execution <text:a xlink:type="simple" xlink:href="https://www.geeksforgeeks.org/environmental-impact-assessment/" office:target-frame-name="_blank" xlink:show="new" text:style-name="Internet_20_link" text:visited-style-name="Visited_20_Internet_20_Link">[<text:span text:style-name="T3">1</text:span>]</text:a>.</text:p>
        </text:list-item>
      </text:list>
      <text:h text:style-name="Heading_20_3" text:outline-level="3"><text:soft-page-break/>2. How can software applications and data analytics contribute to improving EIA processes, such as impact prediction, monitoring, and decision-making?</text:h>
      <text:p text:style-name="Text_20_body">Software applications and data analytics can significantly enhance EIA processes in several ways:</text:p>
      <text:list text:style-name="L2">
        <text:list-item>
          <text:p text:style-name="P8"><text:span text:style-name="Strong_20_Emphasis">Impact Prediction</text:span>: Advanced data analytics can model potential environmental impacts based on historical data and predictive algorithms, allowing for more accurate forecasting of project outcomes. For instance, machine learning models can analyze past project data to predict future impacts more reliably <text:a xlink:type="simple" xlink:href="https://www.linkedin.com/advice/0/what-benefits-using-technology-eia-skills-environmental-consulting-cdw6e" office:target-frame-name="_blank" xlink:show="new" text:style-name="Internet_20_link" text:visited-style-name="Visited_20_Internet_20_Link">[2]</text:a>.</text:p>
        </text:list-item>
        <text:list-item>
          <text:p text:style-name="P8"><text:span text:style-name="Strong_20_Emphasis">Monitoring</text:span>: Software tools can facilitate real-time monitoring of environmental parameters, enabling continuous assessment of project impacts and compliance with environmental standards. This can include the use of IoT devices to collect data on air and water quality, which can be analyzed to detect changes over time <text:a xlink:type="simple" xlink:href="https://www.geeksforgeeks.org/environmental-impact-assessment/" office:target-frame-name="_blank" xlink:show="new" text:style-name="Internet_20_link" text:visited-style-name="Visited_20_Internet_20_Link">[<text:span text:style-name="T3">1</text:span>]</text:a>.</text:p>
        </text:list-item>
        <text:list-item>
          <text:p text:style-name="P8"><text:span text:style-name="Strong_20_Emphasis">Decision-Making</text:span>: Data analytics can provide decision-makers with actionable insights derived from complex datasets, improving the quality and speed of decisions related to environmental management. Visualization tools can help stakeholders understand potential impacts and make informed choices <text:a xlink:type="simple" xlink:href="https://www.linkedin.com/advice/0/what-benefits-using-technology-eia-skills-environmental-consulting-cdw6e" office:target-frame-name="_blank" xlink:show="new" text:style-name="Internet_20_link" text:visited-style-name="Visited_20_Internet_20_Link">[2]</text:a>.</text:p>
        </text:list-item>
      </text:list>
      <text:h text:style-name="Heading_20_3" text:outline-level="3">3. What are the key components of an EIA report, and how can computational tools be used to enhance data collection and environmental modeling?</text:h>
      <text:p text:style-name="Text_20_body">Key components of an EIA report typically include:</text:p>
      <text:list text:style-name="L3">
        <text:list-item>
          <text:p text:style-name="P10"><text:span text:style-name="Strong_20_Emphasis">Project Description</text:span>: Detailed information about the proposed project, including its purpose, location, and design. </text:p>
        </text:list-item>
        <text:list-item>
          <text:p text:style-name="P10"><text:span text:style-name="Strong_20_Emphasis">Baseline Environmental Conditions</text:span>: Current environmental status of the project area, including flora, fauna, and existing land use. </text:p>
        </text:list-item>
        <text:list-item>
          <text:p text:style-name="P10"><text:span text:style-name="Strong_20_Emphasis">Impact Assessment</text:span>: Evaluation of potential environmental impacts, including direct, indirect, and cumulative effects. </text:p>
        </text:list-item>
        <text:list-item>
          <text:p text:style-name="P10"><text:span text:style-name="Strong_20_Emphasis">Mitigation Measures</text:span>: Strategies to minimize adverse effects, including alternative project designs or operational changes. </text:p>
        </text:list-item>
        <text:list-item>
          <text:p text:style-name="P9"><text:span text:style-name="Strong_20_Emphasis">Monitoring Plan</text:span>: Framework for tracking environmental impacts post-implementation, ensuring compliance with mitigation measures. </text:p>
        </text:list-item>
      </text:list>
      <text:p text:style-name="Text_20_body">Computational tools can enhance data collection and environmental modeling by:</text:p>
      <text:list text:style-name="L4">
        <text:list-item>
          <text:p text:style-name="P11"><text:span text:style-name="Strong_20_Emphasis">Automating Data Collection</text:span>: Using sensors and IoT devices to gather environmental data efficiently, reducing the time and labor involved in traditional data collection methods <text:a xlink:type="simple" xlink:href="https://www.geeksforgeeks.org/environmental-impact-assessment/" office:target-frame-name="_blank" xlink:show="new" text:style-name="Internet_20_link" text:visited-style-name="Visited_20_Internet_20_Link">[3]</text:a>.</text:p>
        </text:list-item>
        <text:list-item>
          <text:p text:style-name="P11"><text:span text:style-name="Strong_20_Emphasis">Modeling and Simulation</text:span>: Employing software to simulate environmental impacts under various scenarios, aiding in the assessment process. For example, software tools can model hydrological impacts of a proposed development on local water resources <text:a xlink:type="simple" xlink:href="https://www.linkedin.com/advice/0/what-benefits-using-technology-eia-skills-environmental-consulting-cdw6e" office:target-frame-name="_blank" xlink:show="new" text:style-name="Internet_20_link" text:visited-style-name="Visited_20_Internet_20_Link">[2]</text:a>.</text:p>
        </text:list-item>
      </text:list>
      <text:h text:style-name="Heading_20_3" text:outline-level="3"><text:soft-page-break/>4. Discuss the role of Geographic Information Systems (GIS) and remote sensing in EIA. How can software engineers integrate these technologies into environmental assessments?</text:h>
      <text:p text:style-name="Text_20_body">GIS and remote sensing play a vital role in EIA by providing spatial data and visualizations that enhance understanding of environmental impacts. GIS allows for the analysis of spatial relationships and patterns, while remote sensing provides data on land use, vegetation cover, and other environmental variables from aerial or satellite imagery.</text:p>
      <text:p text:style-name="Text_20_body">Software engineers can integrate these technologies into environmental assessments by:</text:p>
      <text:list text:style-name="L5">
        <text:list-item>
          <text:p text:style-name="P12"><text:span text:style-name="Strong_20_Emphasis">Developing GIS Applications</text:span>: Creating user-friendly interfaces for stakeholders to visualize and analyze spatial data related to environmental impacts. This can include mapping potential impact zones and overlaying them with sensitive ecological areas <text:a xlink:type="simple" xlink:href="https://www.geeksforgeeks.org/environmental-impact-assessment/" office:target-frame-name="_blank" xlink:show="new" text:style-name="Internet_20_link" text:visited-style-name="Visited_20_Internet_20_Link">[<text:span text:style-name="T3">1</text:span>]</text:a>.</text:p>
        </text:list-item>
        <text:list-item>
          <text:p text:style-name="P12"><text:span text:style-name="Strong_20_Emphasis">Incorporating Remote Sensing Data</text:span>: Utilizing satellite imagery and aerial data in EIA reports to provide comprehensive assessments of environmental conditions. This can help in monitoring changes over time and assessing the effectiveness of mitigation measures <text:a xlink:type="simple" xlink:href="https://www.linkedin.com/advice/0/what-benefits-using-technology-eia-skills-environmental-consulting-cdw6e" office:target-frame-name="_blank" xlink:show="new" text:style-name="Internet_20_link" text:visited-style-name="Visited_20_Internet_20_Link">[2]</text:a>.</text:p>
        </text:list-item>
      </text:list>
      <text:h text:style-name="Heading_20_3" text:outline-level="3">5. With the rise of artificial intelligence and machine learning, how can these technologies be leveraged to automate or improve aspects of EIA, such as impact assessment, risk analysis, and environmental monitoring?</text:h>
      <text:p text:style-name="Text_20_body">Artificial intelligence (AI) and machine learning (ML) can significantly enhance EIA processes by:</text:p>
      <text:list text:style-name="L6">
        <text:list-item>
          <text:p text:style-name="P13"><text:span text:style-name="Strong_20_Emphasis">Automating Impact Assessment</text:span>: AI algorithms can analyze large datasets to identify potential environmental impacts more efficiently than traditional methods. For example, AI can process satellite imagery to detect changes in land use or vegetation cover that may result from a project <text:a xlink:type="simple" xlink:href="https://www.geeksforgeeks.org/environmental-impact-assessment/" office:target-frame-name="_blank" xlink:show="new" text:style-name="Internet_20_link" text:visited-style-name="Visited_20_Internet_20_Link">[<text:span text:style-name="T3">1</text:span>]</text:a>.</text:p>
        </text:list-item>
        <text:list-item>
          <text:p text:style-name="P13"><text:span text:style-name="Strong_20_Emphasis">Risk Analysis</text:span>: Machine learning models can predict risks associated with environmental impacts based on historical data, allowing for proactive management strategies. These models can identify patterns and correlations that may not be apparent through manual analysis <text:a xlink:type="simple" xlink:href="https://www.linkedin.com/advice/0/what-benefits-using-technology-eia-skills-environmental-consulting-cdw6e" office:target-frame-name="_blank" xlink:show="new" text:style-name="Internet_20_link" text:visited-style-name="Visited_20_Internet_20_Link">[2]</text:a>.</text:p>
        </text:list-item>
        <text:list-item>
          <text:p text:style-name="P14"><text:span text:style-name="Strong_20_Emphasis">Environmental Monitoring</text:span>: AI can process data from various sources, including sensors and satellite imagery, to monitor environmental changes in real-time, improving responsiveness to potential issues. This capability can enhance the effectiveness of monitoring programs and ensure compliance with environmental regulations <text:a xlink:type="simple" xlink:href="https://www.geeksforgeeks.org/environmental-impact-assessment/" office:target-frame-name="_blank" xlink:show="new" text:style-name="Internet_20_link" text:visited-style-name="Visited_20_Internet_20_Link">[<text:span text:style-name="T3">1</text:span>]</text:a>.<text:line-break/></text:p>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line-break/><text:span text:style-name="T2">References</text:span><text:span text:style-name="T3">:<text:line-break/><text:line-break/>3.</text:span><text:span text:style-name="Source_20_Text"><text:span text:style-name="T4">Equator Studios. (n.d.) Environmental impact assessments. Available at: </text:span></text:span><text:a xlink:type="simple" xlink:href="https://equatorstudios.com/gis-data-and-analysis/environmental-impact-assessments/" office:target-frame-name="_new" xlink:show="replace" text:style-name="Internet_20_link" text:visited-style-name="Visited_20_Internet_20_Link"><text:span text:style-name="Source_20_Text"><text:span text:style-name="T4">https://equatorstudios.com/gis-data-and-analysis/environmental-impact-assessments/</text:span></text:span></text:a><text:span text:style-name="Source_20_Text"><text:span text:style-name="T4"> (Accessed: 3 March 2025)</text:span></text:span></text:p>
          <text:p text:style-name="P14"><text:span text:style-name="Source_20_Text"><text:span text:style-name="T5">2.</text:span></text:span><text:span text:style-name="Source_20_Text"><text:span text:style-name="Strong_20_Emphasis"><text:span text:style-name="T4">LinkedIn.</text:span></text:span></text:span><text:span text:style-name="Source_20_Text"><text:span text:style-name="T4"> (n.d.) </text:span></text:span><text:span text:style-name="Source_20_Text"><text:span text:style-name="Emphasis"><text:span text:style-name="T4">What are the benefits of using technology in EIA?</text:span></text:span></text:span><text:span text:style-name="Source_20_Text"><text:span text:style-name="T4"> Available at: </text:span></text:span><text:a xlink:type="simple" xlink:href="https://www.linkedin.com/advice/0/what-benefits-using-technology-eia-skills-environmental-consulting-cdw6e" office:target-frame-name="_new" xlink:show="replace" text:style-name="Internet_20_link" text:visited-style-name="Visited_20_Internet_20_Link"><text:span text:style-name="Source_20_Text"><text:span text:style-name="T4">https://www.linkedin.com/advice/0/what-benefits-using-technology-eia-skills-environmental-consulting-cdw6e</text:span></text:span></text:a><text:span text:style-name="Source_20_Text"><text:span text:style-name="T4"> (Accessed: 3 March 2025)</text:span></text:span></text:p>
          <text:p text:style-name="P14"><text:span text:style-name="Source_20_Text"><text:span text:style-name="T5">1.</text:span></text:span><text:span text:style-name="Source_20_Text"><text:span text:style-name="Strong_20_Emphasis"><text:span text:style-name="T4">GeeksforGeeks.</text:span></text:span></text:span><text:span text:style-name="Source_20_Text"><text:span text:style-name="T4"> (n.d.) </text:span></text:span><text:span text:style-name="Source_20_Text"><text:span text:style-name="Emphasis"><text:span text:style-name="T4">Environmental Impact Assessment</text:span></text:span></text:span><text:span text:style-name="Source_20_Text"><text:span text:style-name="T4">. Available at: </text:span></text:span><text:a xlink:type="simple" xlink:href="https://www.geeksforgeeks.org/environmental-impact-assessment/" office:target-frame-name="_new" xlink:show="replace" text:style-name="Internet_20_link" text:visited-style-name="Visited_20_Internet_20_Link"><text:span text:style-name="Source_20_Text"><text:span text:style-name="T4">https://www.geeksforgeeks.org/environmental-impact-assessment/</text:span></text:span></text:a><text:span text:style-name="Source_20_Text"><text:span text:style-name="T4"> (Accessed: 3 March 2025)</text:span></text:span></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3109" officeooo:paragraph-rsid="000b3109"/>
    </style:style>
    <style:style style:name="MT1" style:family="text">
      <style:text-properties style:text-position="super 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g: 221009982 <text:s text:c="106"/>3<text:span text:style-name="MT1">rd</text:span> March 2025 </text:p>
        <text:p text:style-name="MP1"><text:s text:c="10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8:23:11.491136558</meta:creation-date>
    <meta:editing-duration>PT45M49S</meta:editing-duration>
    <meta:editing-cycles>2</meta:editing-cycles>
    <meta:generator>LibreOffice/24.2.7.2$Linux_X86_64 LibreOffice_project/420$Build-2</meta:generator>
    <dc:date>2025-03-03T19:49:45.605833920</dc:date>
    <meta:document-statistic meta:table-count="0" meta:image-count="0" meta:object-count="0" meta:page-count="4" meta:paragraph-count="60" meta:word-count="1025" meta:character-count="7972" meta:non-whitespace-character-count="6722"/>
  </office:meta>
</office:document-meta>
</file>